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Вот пример <text:span text:style-name="Source_20_Text">build.gradle.kts</text:span> с нужными зависимостями для проекта Compose Multiplatform + Ktor Client + kotlinx.serialization + <text:span text:style-name="Source_20_Text">libs.versions.toml</text:span>:</text:p>
      <text:p text:style-name="Horizontal_20_Line"/>
      <text:h text:style-name="Heading_20_3" text:outline-level="3">✅ <text:span text:style-name="Source_20_Text">build.gradle.kts</text:span> (в <text:span text:style-name="Source_20_Text">shared</text:span> или общем KMP-модуле):</text:h>
      <text:p text:style-name="Preformatted_20_Text">kotlin</text:p>
      <text:p text:style-name="Preformatted_20_Text">КопироватьРедактировать</text:p>
      <text:p text:style-name="P1"><text:span text:style-name="Source_20_Text">plugins {</text:span></text:p>
      <text:p text:style-name="P1"><text:span text:style-name="Source_20_Text"><text:s text:c="4"/>kotlin("multiplatform")</text:span></text:p>
      <text:p text:style-name="P1"><text:span text:style-name="Source_20_Text"><text:s text:c="4"/>id("com.android.library")</text:span></text:p>
      <text:p text:style-name="P1"><text:span text:style-name="Source_20_Text"><text:s text:c="4"/>kotlin("plugin.serialization") version libs.versions.kotlin.get()</text:span></text:p>
      <text:p text:style-name="P1"><text:span text:style-name="Source_20_Text">}</text:span></text:p>
      <text:p text:style-name="P1"/>
      <text:p text:style-name="P1"><text:span text:style-name="Source_20_Text">kotlin {</text:span></text:p>
      <text:p text:style-name="P1"><text:span text:style-name="Source_20_Text"><text:s text:c="4"/>android()</text:span></text:p>
      <text:p text:style-name="P1"><text:span text:style-name="Source_20_Text"><text:s text:c="4"/>iosX64()</text:span></text:p>
      <text:p text:style-name="P1"><text:span text:style-name="Source_20_Text"><text:s text:c="4"/>iosArm64()</text:span></text:p>
      <text:p text:style-name="P1"><text:span text:style-name="Source_20_Text"><text:s text:c="4"/>iosSimulatorArm64()</text:span></text:p>
      <text:p text:style-name="P1"><text:span text:style-name="Source_20_Text"><text:s text:c="4"/>jvm()</text:span></text:p>
      <text:p text:style-name="P1"><text:span text:style-name="Source_20_Text"><text:s text:c="4"/>// Добавь другие таргеты, если нужно</text:span></text:p>
      <text:p text:style-name="P1"/>
      <text:p text:style-name="P1"><text:span text:style-name="Source_20_Text"><text:s text:c="4"/>sourceSets {</text:span></text:p>
      <text:p text:style-name="P1"><text:span text:style-name="Source_20_Text"><text:s text:c="8"/>val commonMain by getting {</text:span></text:p>
      <text:p text:style-name="P1"><text:span text:style-name="Source_20_Text"><text:s text:c="12"/>dependencies {</text:span></text:p>
      <text:p text:style-name="P1"><text:span text:style-name="Source_20_Text"><text:s text:c="16"/>implementation(libs.ktor.client.core)</text:span></text:p>
      <text:p text:style-name="P1"><text:span text:style-name="Source_20_Text"><text:s text:c="16"/>implementation(libs.ktor.client.content.negotiation)</text:span></text:p>
      <text:p text:style-name="P1"><text:span text:style-name="Source_20_Text"><text:s text:c="16"/>implementation(libs.ktor.serialization.json)</text:span></text:p>
      <text:p text:style-name="P1"><text:span text:style-name="Source_20_Text"><text:s text:c="16"/>implementation(libs.kotlinx.serialization.json)</text:span></text:p>
      <text:p text:style-name="P1"><text:span text:style-name="Source_20_Text"><text:s text:c="12"/>}</text:span></text:p>
      <text:p text:style-name="P1"><text:span text:style-name="Source_20_Text"><text:s text:c="8"/>}</text:span></text:p>
      <text:p text:style-name="P1"><text:span text:style-name="Source_20_Text"><text:s text:c="8"/>val androidMain by getting {</text:span></text:p>
      <text:p text:style-name="P1"><text:span text:style-name="Source_20_Text"><text:s text:c="12"/>dependencies {</text:span></text:p>
      <text:p text:style-name="P1"><text:span text:style-name="Source_20_Text"><text:s text:c="16"/>implementation(libs.ktor.client.okhttp)</text:span></text:p>
      <text:p text:style-name="P1"><text:span text:style-name="Source_20_Text"><text:s text:c="12"/>}</text:span></text:p>
      <text:p text:style-name="P1"><text:span text:style-name="Source_20_Text"><text:s text:c="8"/>}</text:span></text:p>
      <text:p text:style-name="P1"><text:span text:style-name="Source_20_Text"><text:s text:c="8"/>val iosMain by getting {</text:span></text:p>
      <text:p text:style-name="P1"><text:span text:style-name="Source_20_Text"><text:s text:c="12"/>dependencies {</text:span></text:p>
      <text:p text:style-name="P1"><text:span text:style-name="Source_20_Text"><text:s text:c="16"/>implementation(libs.ktor.client.darwin)</text:span></text:p>
      <text:p text:style-name="P1"><text:span text:style-name="Source_20_Text"><text:s text:c="12"/>}</text:span></text:p>
      <text:p text:style-name="P1"><text:span text:style-name="Source_20_Text"><text:s text:c="8"/>}</text:span></text:p>
      <text:p text:style-name="P1"><text:span text:style-name="Source_20_Text"><text:s text:c="8"/>val jvmMain by getting {</text:span></text:p>
      <text:p text:style-name="P1"><text:span text:style-name="Source_20_Text"><text:s text:c="12"/>dependencies {</text:span></text:p>
      <text:p text:style-name="P1"><text:span text:style-name="Source_20_Text"><text:s text:c="16"/>implementation(libs.ktor.client.cio)</text:span></text:p>
      <text:p text:style-name="P1"><text:span text:style-name="Source_20_Text"><text:s text:c="12"/>}</text:span></text:p>
      <text:p text:style-name="P1"><text:span text:style-name="Source_20_Text"><text:s text:c="8"/>}</text:span></text:p>
      <text:p text:style-name="P1"><text:span text:style-name="Source_20_Text"><text:s text:c="4"/>}</text:span></text:p>
      <text:p text:style-name="P1"><text:span text:style-name="Source_20_Text">}</text:span></text:p>
      <text:p text:style-name="P1"/>
      <text:p text:style-name="P1"><text:span text:style-name="Source_20_Text">android {</text:span></text:p>
      <text:p text:style-name="P1"><text:span text:style-name="Source_20_Text"><text:s text:c="4"/>compileSdk = 34</text:span></text:p>
      <text:p text:style-name="P1"><text:span text:style-name="Source_20_Text"><text:s text:c="4"/>defaultConfig {</text:span></text:p>
      <text:p text:style-name="P1"><text:span text:style-name="Source_20_Text"><text:s text:c="8"/>minSdk = 24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✅ <text:span text:style-name="Source_20_Text">libs.versions.toml</text:span> (в <text:span text:style-name="Source_20_Text">gradle</text:span> каталоге):</text:h>
      <text:p text:style-name="Preformatted_20_Text">toml</text:p>
      <text:p text:style-name="Preformatted_20_Text">КопироватьРедактировать</text:p>
      <text:p text:style-name="P1"><text:span text:style-name="Source_20_Text">[versions]</text:span></text:p>
      <text:p text:style-name="P1"><text:span text:style-name="Source_20_Text">kotlin = "1.9.23"</text:span></text:p>
      <text:p text:style-name="P1"><text:span text:style-name="Source_20_Text">ktor = "2.3.7"</text:span></text:p>
      <text:p text:style-name="P1"><text:span text:style-name="Source_20_Text">serialization = "1.6.3"</text:span></text:p>
      <text:p text:style-name="P1"><text:soft-page-break/></text:p>
      <text:p text:style-name="P1"><text:span text:style-name="Source_20_Text">[libraries]</text:span></text:p>
      <text:p text:style-name="P1"><text:span text:style-name="Source_20_Text">ktor.client.core = { module = "io.ktor:ktor-client-core", version.ref = "ktor" }</text:span></text:p>
      <text:p text:style-name="P1"><text:span text:style-name="Source_20_Text">ktor.client.okhttp = { module = "io.ktor:ktor-client-okhttp", version.ref = "ktor" }</text:span></text:p>
      <text:p text:style-name="P1"><text:span text:style-name="Source_20_Text">ktor.client.cio = { module = "io.ktor:ktor-client-cio", version.ref = "ktor" }</text:span></text:p>
      <text:p text:style-name="P1"><text:span text:style-name="Source_20_Text">ktor.client.darwin = { module = "io.ktor:ktor-client-darwin", version.ref = "ktor" }</text:span></text:p>
      <text:p text:style-name="P1"><text:span text:style-name="Source_20_Text">ktor.client.content.negotiation = { module = "io.ktor:ktor-client-content-negotiation", version.ref = "ktor" }</text:span></text:p>
      <text:p text:style-name="P1"><text:span text:style-name="Source_20_Text">ktor.serialization.json = { module = "io.ktor:ktor-serialization-kotlinx-json", version.ref = "ktor" }</text:span></text:p>
      <text:p text:style-name="P1"/>
      <text:p text:style-name="P2"><text:span text:style-name="Source_20_Text">kotlinx.serialization.json = { module = "org.jetbrains.kotlinx:kotlinx-serialization-json", version.ref = "serialization" }</text:span></text:p>
      <text:p text:style-name="Horizontal_20_Line"/>
      <text:h text:style-name="Heading_20_3" text:outline-level="3">✅ Пример использования GitHubClient в Compose Multiplatform</text:h>
      <text:p text:style-name="Preformatted_20_Text">kotlin</text:p>
      <text:p text:style-name="Preformatted_20_Text">КопироватьРедактировать</text:p>
      <text:p text:style-name="P1"><text:span text:style-name="Source_20_Text">val client = GitHubClient()</text:span></text:p>
      <text:p text:style-name="P1"><text:span text:style-name="Source_20_Text">val repos = client.searchRepositories("compose multiplatform")</text:span></text:p>
      <text:p text:style-name="P1"><text:span text:style-name="Source_20_Text">repos.forEach {</text:span></text:p>
      <text:p text:style-name="P1"><text:span text:style-name="Source_20_Text"><text:s text:c="4"/>println("${it.fullName} -&gt; ${it.htmlUrl}")</text:span></text:p>
      <text:p text:style-name="P2"><text:span text:style-name="Source_20_Text">}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3:53:07.082155595</meta:creation-date>
    <meta:print-date>2025-05-09T13:53:57.091157837</meta:print-date>
    <dc:date>2025-05-09T16:40:53.474445533</dc:date>
    <meta:editing-duration>PT2H47M46S</meta:editing-duration>
    <meta:editing-cycles>1</meta:editing-cycles>
    <meta:document-statistic meta:table-count="0" meta:image-count="0" meta:object-count="0" meta:page-count="2" meta:paragraph-count="71" meta:word-count="218" meta:character-count="2349" meta:non-whitespace-character-count="1862"/>
    <meta:generator>LibreOffice/7.4.7.2$Linux_X86_64 LibreOffice_project/40$Build-2</meta:generator>
  </office:meta>
</office:document-meta>
</file>